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 résumé :<text:line-break/>Parallel MCTS tree research for HPC systems<text:line-break/><text:line-break/>MCTS = great success with computer<text:line-break/>the success depends on the number of simulations and the amount of memory. Méthode du doc : treesplit, equally distribute spreading of both the work and memory among all nodes in a distributed HPC memory.<text:line-break/><text:line-break/>Ce que fait son algo :<text:line-break/>on utilise toutes les ressources de mémoire disponible dans le cluster (les autres méthodes dupliquent les données - même maude, elle ferait un constructeur par recopie), ou n'utilisent pas toute la mémoire disponible (ah les cons)<text:line-break/>parallélisation flexible (maelis aime ça) for mcts (and other), framework ajustable pour de lourdes simulations pour différents types de réseaux, ciblant le plus de ressources possibles<text:line-break/>Reduce the loss of information resulting of a parallelisation (better than the other I guess)<text:line-break/><text:line-break/>fonctionnement :<text:line-break/>je t'aime HPC<text:line-break/>MPI for message passing, devotin one core to each CN for a thread handling the shit (message and work package). Share memory between IO and worker core. Infinite loop to read the buffer (IO core) for message containing work package from the network) distribution of the message by a handler to anyone (worker, not us) Workers start computation with the receiving of the package, if they want, send back to the buffer messages. Statistics are in a lock free thread safe transportation table (hash value)<text:line-break/>cash for entry of remote transposition tables allowing faster access to statistics.<text:line-break/><text:line-break/>The key is the spreading of a single search tree along all CNs while overlaping (chevaucher) communication withe the computation of additional simulations (ba il fait les deux quoi)<text:line-break/>Simulations are in small package work of one simulation, we do not need it to be on the same CN (message passing used for boundary)<text:line-break/><text:line-break/>Worker -&gt; action selection, expand search tree (if not stats, add entry to the state (if not successor state in the tree) -&gt; compute playout (maj mesg) -&gt; back up and terminate if not equals to CN rank, if equals, go back to first step. Cn rank is given by MPI, (sim modulo n), new simulation.<text:line-break/><text:line-break/>Update message sent to all CN, to update all CN for stats.<text:line-break/>Problem : loss of information of Spar simpulation running in parallel. (other simulations, available in a UCT sequential version), search quality sucks and blows (mikail likes that), keep Spar small. Duplication of the three visited nodes on all CN to reduce the communication. Determination of parameters Ndup (number simulation before doing all cn), Nsync (nb sync to a share state, syncronized when Nsync simulations),O (overload foactor to compute the number of simulation that run in parallel<text:line-break/><text:line-break/>UCT threesplit configured as slow three parallelization by sharing node immediatelu and choosing a threshold for triggering sync. But UCT tree behave like a tree parallelization if tree nodes are never shared. <text:line-break/>search progress : we share the root node among all CN, and simulations (stack states,simulationID)<text:line-break/><text:line-break/>experiment gomorra play Ndup16 Nsync100 O3, optimal value depends on parameters of the compute resource, network, bandwidth, ratio of processor for each one. Reducing Ndup decrease communication overheard, more nodes are share. lower Nsync lead to increased network traffic, more sent message. Cluster of 50 CN, OpenMPI,<text:line-break/><text:soft-page-break/>mesuring the average load, network too slow (move and updatemessage are tiny), the network latency is the limiting parameter ( 4xSDR Inniband network.) with this conf or core, reduce the number of cn by 6 fr reasonnable load. Comparing CN for the same method, best choice is the conclusion (32CN is good, after 200 moves, became bad). More winning with more resources, playing against each other to see who is best between almost same machine (just one change - number of core)<text:line-break/><text:line-break/>important shit page 11 : comparison between the two (single compute node and treesplit - table 1<text:line-break/>the single node version<text:line-break/>has no additional work for building MPI messages, moving simulations between<text:line-break/>compute cores, etc., explaining the rather small advantage of the double node<text:line-break/>Pour moi le winrate est meilleur pour le single node 2NS VS NS alors que ça l'est moins pour l'autre. En gros, l'autre compense le fait qu'il aie de mauvaises machines pour bosser dessus.<text:line-break/>diminishing gain for treesplit, because of high number of simulations. Si t'augmente le temps, il sera meilleur., sucks rate at the end of the game(fuck) when less simulation and too mucj communciation overhead. Study later because we suck.<text:line-break/><text:line-break/>C'est du hybride ton truc, ils disent que c'est meilleur, mais pour le rapport je crois qu'osef. C'est juste mieux quand il y a moins de capacité pour une machine, mais on ne compare pas les types de parallélisation, donc c'est nul.<text:line-break/>Je sais pas ce que c'est que CN et je connais pas la théorie de base de parallelization tree (ma mémoire...) mais ça devrait te servir. Tfasson j'apprendrais tout en faisant le rapport.<text:line-break/><text:line-break/>Dan<text:line-break/><text:line-break/>PS : IO, c'est l'Île d'Oléron &lt;3<text:line-break/>----- Mail original -----<text:line-break/>De: "Mikail Demirdelen" &lt;<text:bookmark text:name="OBJ_PREFIX_DWT65_com_zimbra_email"/><text:bookmark text:name="OBJ_PREFIX_DWT66_com_zimbra_email"/>Mikail.Demirdelen@insa-rennes.fr&gt;<text:line-break/>À: "Dan Seeruttun--Marie" &lt;<text:bookmark text:name="OBJ_PREFIX_DWT67_com_zimbra_email"/><text:bookmark text:name="OBJ_PREFIX_DWT68_com_zimbra_email"/>dan.seeruttun--marie@insa-rennes.fr&gt;<text:line-break/>Envoyé: <text:bookmark text:name="OBJ_PREFIX_DWT69_com_zimbra_date"/><text:bookmark text:name="OBJ_PREFIX_DWT70_com_zimbra_date"/>Vendredi 10 Octobre 2014 20:23:25<text:line-break/>Objet: UCT Treesplit<text:line-break/><text:line-break/><text:line-break/>Plop, <text:line-break/><text:line-break/><text:line-break/>Je te passe le lien de cette méthode de para : <text:bookmark text:name="OBJ_PREFIX_DWT71_com_zimbra_url"/><text:bookmark text:name="OBJ_PREFIX_DWT72_com_zimbra_url"/><text:a xlink:type="simple" xlink:href="http://www.cs.uni-paderborn.de/fileadmin/Informatik/AG-Platzner/People/Schaefers/uctTreesplit.pdf" office:target-frame-name="_blank" xlink:show="new" text:style-name="Internet_20_link" text:visited-style-name="Visited_20_Internet_20_Link">http://www.cs.uni-paderborn.de/fileadmin/Informatik/AG-Platzner/People/Schaefers/uctTreesplit.pdf</text:a> <text:line-break/><text:line-break/><text:line-break/>J'ai pas trop trop compris comment elle marchais (je le trouve assez bourrin ce document) ni, si finalement, elle est meilleure que Root (qui s'apelle slow-tree dans ce doc) <text:line-break/><text:line-break/><text:line-break/>Si t'as le temps, j'veux bien que tu m'aides dessus (tu t'étais proposé non ?) <text:line-break/>Si t'as pas le temps, prends toi pas la tête, j'écrirais ce que je sais dans le rapport et voilà ... <text:line-break/><text:line-break/><text:line-break/>Je commence l'écriture, je te tiens au courant ^^ <text:line-break/><text:line-break/><text:line-break/>Perdu ^^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10-11T23:45:51.69</meta:creation-date>
    <meta:document-statistic meta:table-count="0" meta:image-count="0" meta:object-count="0" meta:page-count="3" meta:paragraph-count="1" meta:word-count="921" meta:character-count="5691"/>
    <dc:date>2014-10-11T23:46:13.35</dc:date>
    <dc:creator>Dan </dc:creator>
    <meta:editing-duration>PT22S</meta:editing-duration>
    <meta:editing-cycles>1</meta:editing-cycles>
    <meta:generator>OpenOffice/4.1.1$Win32 OpenOffice.org_project/411m6$Build-9775</meta:generator>
  </office:meta>
</office:document-meta>
</file>